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rad - writer about belgium</text:p>
      <text:p text:style-name="Standard"/>
      <text:p text:style-name="Standard">“ The director had the cross put up over the first agent’s grave, and appointed kayerts to the post” - page 5 – christianizaiton</text:p>
      <text:p text:style-name="Standard"/>
      <text:p text:style-name="Standard">“He felt suddenly that this carlier was more precious to him here, in the centre of Africa, than a brother could be naywhere else.” - you need to have someone to survive with in slavery</text:p>
      <text:p text:style-name="Standard"/>
      <text:p text:style-name="Standard">“they did not know what use to make of their faculties, being both, through want of practice, ncapable of independent thought.” - page 7 - doesn’t know what freedom is because they have never experienced it.</text:p>
      <text:p text:style-name="Standard"/>
      <text:p text:style-name="Standard">“Here, look! look at that fellow there - and that other one, to the left. Did you ever such a face? Oh, the funny brute.’” - page 9 - kayerts is racisth</text:p>
      <text:p text:style-name="Standard"/>
      <text:p text:style-name="Standard">“Kayerts and Carlier where the first civilized men to live in this very spot!” - page 10 - natives are not civilized</text:p>
      <text:p text:style-name="Standard"/>
      <text:p text:style-name="Standard">“Their leader, a powerful and determined-looking negro with bloodshot eyes,” - page 11 - they are being raided by another village</text:p>
      <text:p text:style-name="Standard"/>
      <text:p text:style-name="Standard">chap 1 sum: kayerts and carlier are in africa. they get along with tribe while also being racist. Then another tribe commes. they have guns and might be attacking their village;</text:p>
      <text:p text:style-name="Standard"/>
      <text:p text:style-name="Standard">page 13 - they came to their land becuase they were not being treated well</text:p>
      <text:p text:style-name="Standard"/>
      <text:p text:style-name="Standard">“I -- I -- will -- I,” - page 16 - makola sold people for tusks</text:p>
      <text:p text:style-name="Standard"/>
      <text:p text:style-name="Standard">“slavery is an awful thing” stammered out keyers in an unsteady voice. “ - page 17 - even though he is white and racist, he still doesn’t believe in slavery</text:p>
      <text:p text:style-name="Standard"/>
      <text:p text:style-name="Standard">but carlier had a fir of rage over it and talked aobut he neccessity of exterminating all the nig before the country could be make habitable.” - page 19 - carlier is turning more and more racist.</text:p>
      <text:p text:style-name="Standard"/>
      <text:p text:style-name="Standard">along with disrespecting the tribe, carlier is now disrespecting his peer.</text:p>
      <text:p text:style-name="Standard"/>
      <text:p text:style-name="Standard">“he sat quiet as if he had taken a dose of opium” - 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8:30:01.413581065</meta:creation-date>
    <dc:date>2021-03-10T08:45:25.930522880</dc:date>
    <meta:editing-duration>PT19M12S</meta:editing-duration>
    <meta:editing-cycles>3</meta:editing-cycles>
    <meta:generator>LibreOffice/7.1.1.2$Linux_X86_64 LibreOffice_project/10$Build-2</meta:generator>
    <meta:document-statistic meta:table-count="0" meta:image-count="0" meta:object-count="0" meta:page-count="1" meta:paragraph-count="14" meta:word-count="328" meta:character-count="1739" meta:non-whitespace-character-count="1424"/>
  </office:meta>
</office:document-meta>
</file>